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7e9" officeooo:paragraph-rsid="001e7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as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5:11:59.562000000</meta:creation-date>
    <dc:date>2018-07-19T15:12:48.196000000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2.1$Windows_X86_64 LibreOffice_project/f7f06a8f319e4b62f9bc5095aa112a65d2f3ac89</meta:generator>
  </office:meta>
</office:document-meta>
</file>